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055370" officeooo:paragraph-rsid="00055370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05ffaa" officeooo:paragraph-rsid="0005ffaa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05ffaa" officeooo:paragraph-rsid="000eef37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17b47" officeooo:paragraph-rsid="00117b47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officeooo:rsid="0013b6b7" officeooo:paragraph-rsid="0013b6b7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165d9f" officeooo:paragraph-rsid="00165d9f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bold" officeooo:rsid="001c5e91" officeooo:paragraph-rsid="001c5e91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officeooo:rsid="002198a1" officeooo:paragraph-rsid="002198a1" style:font-size-asian="13pt" style:font-weight-asian="bold" style:font-size-complex="13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7fc2f" style:font-weight-asian="normal" style:font-weight-complex="normal"/>
    </style:style>
    <style:style style:name="T3" style:family="text">
      <style:text-properties style:text-underline-style="none" fo:font-weight="normal" officeooo:rsid="0009349f" style:font-weight-asian="normal" style:font-weight-complex="normal"/>
    </style:style>
    <style:style style:name="T4" style:family="text">
      <style:text-properties style:text-underline-style="none" fo:font-weight="normal" officeooo:rsid="000a30e9" style:font-weight-asian="normal" style:font-weight-complex="normal"/>
    </style:style>
    <style:style style:name="T5" style:family="text">
      <style:text-properties style:text-underline-style="none" fo:font-weight="normal" officeooo:rsid="000a65ff" style:font-weight-asian="normal" style:font-weight-complex="normal"/>
    </style:style>
    <style:style style:name="T6" style:family="text">
      <style:text-properties style:text-underline-style="none" fo:font-weight="normal" officeooo:rsid="000c35b4" style:font-weight-asian="normal" style:font-weight-complex="normal"/>
    </style:style>
    <style:style style:name="T7" style:family="text">
      <style:text-properties style:text-underline-style="none" fo:font-weight="normal" officeooo:rsid="000e1f24" style:font-weight-asian="normal" style:font-weight-complex="normal"/>
    </style:style>
    <style:style style:name="T8" style:family="text">
      <style:text-properties style:text-underline-style="none" fo:font-weight="normal" officeooo:rsid="0013784a" style:font-weight-asian="normal" style:font-weight-complex="normal"/>
    </style:style>
    <style:style style:name="T9" style:family="text">
      <style:text-properties style:text-underline-style="none" fo:font-weight="normal" officeooo:rsid="00143a4c" style:font-weight-asian="normal" style:font-weight-complex="normal"/>
    </style:style>
    <style:style style:name="T10" style:family="text">
      <style:text-properties style:text-underline-style="none" fo:font-weight="normal" officeooo:rsid="00155cee" style:font-weight-asian="normal" style:font-weight-complex="normal"/>
    </style:style>
    <style:style style:name="T11" style:family="text">
      <style:text-properties style:text-underline-style="none" fo:font-weight="normal" officeooo:rsid="00159c7e" style:font-weight-asian="normal" style:font-weight-complex="normal"/>
    </style:style>
    <style:style style:name="T12" style:family="text">
      <style:text-properties style:text-underline-style="none" fo:font-weight="normal" officeooo:rsid="0016f7c1" style:font-weight-asian="normal" style:font-weight-complex="normal"/>
    </style:style>
    <style:style style:name="T13" style:family="text">
      <style:text-properties style:text-underline-style="none" fo:font-weight="normal" officeooo:rsid="0018f5e0" style:font-weight-asian="normal" style:font-weight-complex="normal"/>
    </style:style>
    <style:style style:name="T14" style:family="text">
      <style:text-properties style:text-underline-style="none" fo:font-weight="normal" officeooo:rsid="001a7e50" style:font-weight-asian="normal" style:font-weight-complex="normal"/>
    </style:style>
    <style:style style:name="T15" style:family="text">
      <style:text-properties style:text-underline-style="none" fo:font-weight="normal" officeooo:rsid="001aed93" style:font-weight-asian="normal" style:font-weight-complex="normal"/>
    </style:style>
    <style:style style:name="T16" style:family="text">
      <style:text-properties style:text-underline-style="none" fo:font-weight="normal" officeooo:rsid="001dd539" style:font-weight-asian="normal" style:font-weight-complex="normal"/>
    </style:style>
    <style:style style:name="T17" style:family="text">
      <style:text-properties style:text-underline-style="none" fo:font-weight="normal" officeooo:rsid="001e58b9" style:font-weight-asian="normal" style:font-weight-complex="normal"/>
    </style:style>
    <style:style style:name="T18" style:family="text">
      <style:text-properties style:text-underline-style="none" fo:font-weight="normal" officeooo:rsid="001f1e57" style:font-weight-asian="normal" style:font-weight-complex="normal"/>
    </style:style>
    <style:style style:name="T19" style:family="text">
      <style:text-properties style:text-underline-style="none" fo:font-weight="normal" officeooo:rsid="00203793" style:font-weight-asian="normal" style:font-weight-complex="normal"/>
    </style:style>
    <style:style style:name="T20" style:family="text">
      <style:text-properties style:text-underline-style="none" fo:font-weight="normal" officeooo:rsid="00215ef3" style:font-weight-asian="normal" style:font-weight-complex="normal"/>
    </style:style>
    <style:style style:name="T21" style:family="text">
      <style:text-properties style:text-underline-style="none" fo:font-weight="normal" officeooo:rsid="002192f7" style:font-weight-asian="normal" style:font-weight-complex="normal"/>
    </style:style>
    <style:style style:name="T22" style:family="text">
      <style:text-properties style:text-underline-style="none" fo:font-weight="normal" officeooo:rsid="0023808b" style:font-weight-asian="normal" style:font-weight-complex="normal"/>
    </style:style>
    <style:style style:name="T23" style:family="text">
      <style:text-properties style:text-underline-style="none" fo:font-weight="normal" officeooo:rsid="00244e9c" style:font-weight-asian="normal" style:font-weight-complex="normal"/>
    </style:style>
    <style:style style:name="T24" style:family="text">
      <style:text-properties style:text-underline-style="none" fo:font-weight="normal" officeooo:rsid="00262988" style:font-weight-asian="normal" style:font-weight-complex="normal"/>
    </style:style>
    <style:style style:name="T25" style:family="text">
      <style:text-properties style:text-underline-style="none" fo:font-weight="normal" officeooo:rsid="0027e301" style:font-weight-asian="normal" style:font-weight-complex="normal"/>
    </style:style>
    <style:style style:name="T26" style:family="text">
      <style:text-properties style:text-underline-style="none" fo:font-weight="normal" officeooo:rsid="00285347" style:font-weight-asian="normal" style:font-weight-complex="normal"/>
    </style:style>
    <style:style style:name="T27" style:family="text">
      <style:text-properties style:text-underline-style="none" fo:font-weight="normal" officeooo:rsid="00291055" style:font-weight-asian="normal" style:font-weight-complex="normal"/>
    </style:style>
    <style:style style:name="T28" style:family="text">
      <style:text-properties style:text-underline-style="none" fo:font-weight="normal" officeooo:rsid="002ac742" style:font-weight-asian="normal" style:font-weight-complex="normal"/>
    </style:style>
    <style:style style:name="T29" style:family="text">
      <style:text-properties style:text-underline-style="none" fo:font-weight="normal" officeooo:rsid="002c7d56" style:font-weight-asian="normal" style:font-weight-complex="normal"/>
    </style:style>
    <style:style style:name="T30" style:family="text">
      <style:text-properties style:text-underline-style="none" fo:font-weight="normal" officeooo:rsid="002d233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</text:p>
      <text:p text:style-name="P1"><text:span text:style-name="T1"/></text:p>
      <text:p text:style-name="P2"><text:span text:style-name="T1">For my EPQ I wrote an interpreted programming language called “DOG”.</text:span></text:p>
      <text:p text:style-name="P2"><text:span text:style-name="T1"/></text:p>
      <text:p text:style-name="P3"><text:span text:style-name="T1">To explain what I’ve made I split it up into two sections: “</text:span><text:span text:style-name="T2">interpreted” and “programming language”. </text:span><text:span text:style-name="T3">In programming terms, interpreted means that the program is executed line by line from top to bottom. </text:span><text:span text:style-name="T4">If any syntax errors exist, the program will crash at the point the broken syntax is at. <text:s/>Syntax just means words that are written in the programming language </text:span><text:span text:style-name="T5">that make up the program</text:span><text:span text:style-name="T4">. </text:span><text:span text:style-name="T6">The opposite of interpreted is compiled, in which a program called the compiler converts the program the user has written into </text:span><text:span text:style-name="T7">the assembly code that a computer can run.</text:span><text:span text:style-name="T5"> Programming language</text:span><text:span text:style-name="T6">s are the languages programmers use to create software.</text:span></text:p>
      <text:p text:style-name="P3"><text:span text:style-name="T6"/></text:p>
      <text:p text:style-name="P4"><text:span text:style-name="T6">I </text:span><text:span text:style-name="T1">chose to write a programming language for several reasons. The main one is that I’ve been interested in programming and computer science for over 5 years </text:span><text:span text:style-name="T8">and I’ll take any excuse to write code that I can find. Also this project was quite theoretical and research based, and required a lot of planning. This made is well suited to an EPQ. It also allowed me to use C++, a programming language I don’t get much chance to use, and I’ve always been interested in developing my own programming language.</text:span></text:p>
      <text:p text:style-name="P4"><text:span text:style-name="T8"/></text:p>
      <text:p text:style-name="P5"><text:span text:style-name="T1">I used several tools and programs to write DOG. The main program I used to write the code for DOG is a program called Visual Studio 2013, which is an IDE developed by Microsoft for writing programs in C# and C++. It also includes the Visual C++ compiler which converts the C++ code I wrote into the assembly code the computer can run. </text:span><text:span text:style-name="T9">I also used a text editor called Sublime Text 3 to make more minor changes to the </text:span><text:span text:style-name="T10">code, and to write programs in DOG. I used this because it’s more lightweight than Visual Studio which means it uses less system resources and takes less time to open. I also used a program called git to keep track of all the files. git is a Version Control program. Version Control is used to track changes in computer code. </text:span><text:span text:style-name="T11">This was very useful during the development of DOG because I could develop features individual and revert them if necessary. I used git in conjunction with a website called GitHub. This uploads the code tracked by git to the internet so that you store your project online and access it from any computer.</text:span></text:p>
      <text:p text:style-name="P5"><text:span text:style-name="T11"/></text:p>
      <text:p text:style-name="P6"><text:span text:style-name="T1">For research, I started off the project using a website called MSDN which stands for Microsoft Developer Network and contains lots of articles about C++ and some about the theory of programming languages, </text:span><text:span text:style-name="T12">including a very useful article on compiled vs interpreted language which helped me decide do do an interpreted language. </text:span><text:span text:style-name="T13">During development I used the C++ documentation, which is a detailed instructions manual for the C++ language, and a programming forum called StackOverflow which has pre-existing answers for pretty much every common programming issue I came across during development. </text:span><text:span text:style-name="T14">The system I ended up working with involved constant research alongside the actual programming. This is because </text:span><text:span text:style-name="T15">programming is far to complicated for a single person to remember everything about every language.</text:span></text:p>
      <text:p text:style-name="P6"><text:span text:style-name="T15"/></text:p>
      <text:p text:style-name="P7"><text:span text:style-name="T15">W</text:span><text:span text:style-name="T1">hen I was writing the research based report I was struggling to keep the word count down because some of the concepts of programming are completely unknown to most non-programmers. </text:span><text:span text:style-name="T16">I started the report off by outlining the success criteria for DOG based on previous experience and </text:span><text:span text:style-name="T17">research using the sources on the previous slide. </text:span><text:span text:style-name="T18">I spent </text:span><text:span text:style-name="T19">the first </text:span><text:soft-page-break/><text:span text:style-name="T19">few months researching the type of language I wanted to make and how I’d make it, as well as planning the structure of DOG. </text:span><text:span text:style-name="T20">I reference all my research sources in my report </text:span><text:span text:style-name="T21">as well as including screenshots of my code to be included alongside the report to show what I did.</text:span></text:p>
      <text:p text:style-name="P7"><text:span text:style-name="T21"/></text:p>
      <text:p text:style-name="P8"><text:span text:style-name="T21">I </text:span><text:span text:style-name="T1">wasn’t surprised that I found the programming and development the easiest part of my project, even though it was an ambitious project. </text:span><text:span text:style-name="T22">I was pleased with how robust and complete the </text:span><text:span text:style-name="T23">finished program was. Normally when I do an ambitious project in limited time it ends up being a bit rushed and quite delicate, however DOG ended up being pretty user friendly and resilient to unexpected input. </text:span><text:span text:style-name="T24">On the other hand I found the research report harder and the log book even harder</text:span><text:span text:style-name="T26">.</text:span><text:span text:style-name="T24"> </text:span><text:span text:style-name="T25">I think this was because I </text:span><text:span text:style-name="T27">struggled with managing my time and documenting what I was doing at the while I was doing it. </text:span><text:span text:style-name="T28">If I was doing this project again I’d </text:span><text:span text:style-name="T29">prioritise the log book over the programming because I find the programming easier. </text:span><text:span text:style-name="T30">Overall I was happy with how DOG turned out and I learnt some interesting programming concepts during my research such as Abstract Syntax Trees and other data structu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8:03:44.806000000</meta:creation-date>
    <dc:date>2019-01-21T21:58:52.882000000</dc:date>
    <meta:editing-duration>PT3H24M16S</meta:editing-duration>
    <meta:editing-cycles>38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8" meta:word-count="791" meta:character-count="4578" meta:non-whitespace-character-count="3794"/>
  </office:meta>
</office:document-meta>
</file>